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thJax Main" svg:font-family="'MathJax Main'"/>
    <style:font-face style:name="MathJax Math" svg:font-family="'MathJax Math'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 fo:padding="0.049cm" fo:border="0.002cm solid #000000" style:shadow="none"/>
      <style:text-properties fo:font-size="18pt" style:font-size-asian="18pt" style:font-size-complex="18pt"/>
    </style:style>
    <style:style style:name="P2" style:family="paragraph" style:parent-style-name="Text_20_body" style:list-style-name="L1"/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itiez-vous à la statistique inférentielle</text:p>
      <text:p text:style-name="Standard"/>
      <text:p text:style-name="Text_20_body"><text:bookmark text:name="r-5019327"/><text:span text:style-name="Strong_20_Emphasis">Prérequis :</text:span></text:p>
      <text:list xml:id="list4446978038677109473" text:style-name="L1">
        <text:list-item>
          <text:p text:style-name="P2"><text:bookmark text:name="r-5019332"/><text:bookmark text:name="r-5019329"/><text:bookmark text:name="r-5019328"/>Pratiquer les <text:a xlink:type="simple" xlink:href="https://openclassrooms.com/courses/nettoyez-et-decrivez-votre-jeu-de-donnees" text:style-name="Internet_20_link" text:visited-style-name="Visited_20_Internet_20_Link">statistiques descriptives</text:a>. (décrivez et nettoyez votre jeux de données - Fait)</text:p>
        </text:list-item>
        <text:list-item>
          <text:p text:style-name="P2"><text:bookmark text:name="r-5019331"/><text:bookmark text:name="r-5019330"/>Connaître les notions de base des <text:a xlink:type="simple" xlink:href="https://openclassrooms.com/courses/4525296-maitrisez-les-bases-des-probabilites" text:style-name="Internet_20_link" text:visited-style-name="Visited_20_Internet_20_Link">probabilités</text:a>. (Maîtrisez les bases des probabilités – en cours)</text:p>
        </text:list-item>
      </text:list>
      <text:p text:style-name="Standard">J'ai enregistré le MP3 du cours.</text:p>
      <text:p text:style-name="Standard">'est du lourd car je n'ai que des notions en statistiques.</text:p>
      <text:p text:style-name="Standard"/>
      <text:h text:style-name="Heading_20_1" text:outline-level="1">Deux cas pratiques</text:h>
      <text:p text:style-name="Text_20_body"><text:a xlink:type="simple" xlink:href="https://openclassrooms.com/fr/courses/4525306-initiez-vous-a-la-statistique-inferentielle/4993371-familiarisez-vous-avec-deux-cas-pratiques" text:style-name="Internet_20_link" text:visited-style-name="Visited_20_Internet_20_Link">https://openclassrooms.com/fr/courses/4525306-initiez-vous-a-la-statistique-inferentielle/4993371-familiarisez-vous-avec-deux-cas-pratiques</text:a>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thJax Main" svg:font-family="'MathJax Main'"/>
    <style:font-face style:name="MathJax Math" svg:font-family="'MathJax Math'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2-06T09:53:00.38</meta:creation-date>
    <dc:date>2021-05-16T08:48:20.39</dc:date>
    <meta:editing-duration>P5DT12H49M36S</meta:editing-duration>
    <meta:editing-cycles>150</meta:editing-cycles>
    <meta:generator>OpenOffice/4.1.9$Win32 OpenOffice.org_project/419m1$Build-9805</meta:generator>
    <meta:document-statistic meta:table-count="0" meta:image-count="0" meta:object-count="0" meta:page-count="1" meta:paragraph-count="8" meta:word-count="58" meta:character-count="492"/>
  </office:meta>
</office:document-meta>
</file>